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outline1">
      <style:graphic-properties fo:min-height="12cm" loext:decorative="false"/>
      <style:paragraph-properties style:writing-mode="lr-tb"/>
    </style:style>
    <style:style style:name="pr9" style:family="presentation" style:parent-style-name="Forestbird2-notes">
      <style:graphic-properties draw:fill-color="#ffffff" draw:auto-grow-height="true" fo:min-height="14cm" loext:decorative="false"/>
      <style:paragraph-properties style:writing-mode="lr-tb"/>
    </style:style>
    <style:style style:name="pr10" style:family="presentation" style:parent-style-name="Forestbird3-title">
      <style:graphic-properties draw:auto-grow-height="true" fo:min-height="2.5cm" loext:decorative="false"/>
      <style:paragraph-properties style:writing-mode="lr-tb"/>
    </style:style>
    <style:style style:name="pr11" style:family="presentation" style:parent-style-name="Forestbird3-outline1">
      <style:graphic-properties fo:min-height="12cm" loext:decorative="false"/>
      <style:paragraph-properties style:writing-mode="lr-tb"/>
    </style:style>
    <style:style style:name="pr12" style:family="presentation" style:parent-style-name="Forestbird3-notes">
      <style:graphic-properties draw:fill-color="#ffffff" draw:auto-grow-height="true" fo:min-height="14cm" loext:decorative="false"/>
      <style:paragraph-properties style:writing-mode="lr-tb"/>
    </style:style>
    <style:style style:name="pr13" style:family="presentation" style:parent-style-name="Forestbird3_5f_-title">
      <style:graphic-properties draw:auto-grow-height="true" fo:min-height="2.5cm" loext:decorative="false"/>
      <style:paragraph-properties style:writing-mode="lr-tb"/>
    </style:style>
    <style:style style:name="pr14" style:family="presentation" style:parent-style-name="Forestbird3_5f_-outline1">
      <style:graphic-properties fo:min-height="12cm" loext:decorative="false"/>
      <style:paragraph-properties style:writing-mode="lr-tb"/>
    </style:style>
    <style:style style:name="pr15" style:family="presentation" style:parent-style-name="Forestbird3_5f_-notes">
      <style:graphic-properties draw:fill-color="#ffffff" draw:auto-grow-height="true" fo:min-height="14cm" loext:decorative="false"/>
      <style:paragraph-properties style:writing-mode="lr-tb"/>
    </style:style>
    <style:style style:name="pr16" style:family="presentation" style:parent-style-name="Forestbird3_5f__5f_-title">
      <style:graphic-properties draw:auto-grow-height="true" fo:min-height="2.5cm" loext:decorative="false"/>
      <style:paragraph-properties style:writing-mode="lr-tb"/>
    </style:style>
    <style:style style:name="pr17" style:family="presentation" style:parent-style-name="Forestbird3_5f__5f_-outline1">
      <style:graphic-properties fo:min-height="12cm" loext:decorative="false"/>
      <style:paragraph-properties style:writing-mode="lr-tb"/>
    </style:style>
    <style:style style:name="pr18" style:family="presentation" style:parent-style-name="Forestbird3_5f__5f_-notes">
      <style:graphic-properties draw:fill-color="#ffffff" draw:auto-grow-height="true" fo:min-height="14cm" loext:decorative="false"/>
      <style:paragraph-properties style:writing-mode="lr-tb"/>
    </style:style>
    <style:style style:name="pr19" style:family="presentation" style:parent-style-name="Forestbird3_5f__5f__5f_-title">
      <style:graphic-properties draw:auto-grow-height="true" fo:min-height="2.5cm" loext:decorative="false"/>
      <style:paragraph-properties style:writing-mode="lr-tb"/>
    </style:style>
    <style:style style:name="pr20" style:family="presentation" style:parent-style-name="Forestbird3_5f__5f__5f_-outline1">
      <style:graphic-properties fo:min-height="12cm" loext:decorative="false"/>
      <style:paragraph-properties style:writing-mode="lr-tb"/>
    </style:style>
    <style:style style:name="pr21" style:family="presentation" style:parent-style-name="Forestbird3_5f__5f__5f_-notes">
      <style:graphic-properties draw:fill-color="#ffffff" draw:auto-grow-height="true" fo:min-height="14cm" loext:decorative="false"/>
      <style:paragraph-properties style:writing-mode="lr-tb"/>
    </style:style>
    <style:style style:name="pr22" style:family="presentation" style:parent-style-name="Forestbird3_5f__5f__5f__5f_-title">
      <style:graphic-properties draw:auto-grow-height="true" fo:min-height="2.5cm" loext:decorative="false"/>
      <style:paragraph-properties style:writing-mode="lr-tb"/>
    </style:style>
    <style:style style:name="pr23" style:family="presentation" style:parent-style-name="Forestbird3_5f__5f__5f__5f_-outline1">
      <style:graphic-properties fo:min-height="12cm" loext:decorative="false"/>
      <style:paragraph-properties style:writing-mode="lr-tb"/>
    </style:style>
    <style:style style:name="pr24" style:family="presentation" style:parent-style-name="Forestbird3_5f__5f__5f__5f_-notes">
      <style:graphic-properties draw:fill-color="#ffffff" draw:auto-grow-height="true" fo:min-height="14cm" loext:decorative="false"/>
      <style:paragraph-properties style:writing-mode="lr-tb"/>
    </style:style>
    <style:style style:name="pr25" style:family="presentation" style:parent-style-name="Forestbird3_5f__5f__5f__5f__5f_-title">
      <style:graphic-properties draw:auto-grow-height="true" fo:min-height="2.5cm" loext:decorative="false"/>
      <style:paragraph-properties style:writing-mode="lr-tb"/>
    </style:style>
    <style:style style:name="pr26" style:family="presentation" style:parent-style-name="Forestbird3_5f__5f__5f__5f__5f_-outline1">
      <style:graphic-properties fo:min-height="12cm" loext:decorative="false"/>
      <style:paragraph-properties style:writing-mode="lr-tb"/>
    </style:style>
    <style:style style:name="pr27" style:family="presentation" style:parent-style-name="Forestbird3_5f__5f__5f__5f__5f_-notes">
      <style:graphic-properties draw:fill-color="#ffffff" draw:auto-grow-height="true" fo:min-height="14cm" loext:decorative="false"/>
      <style:paragraph-properties style:writing-mode="lr-tb"/>
    </style:style>
    <style:style style:name="pr28" style:family="presentation" style:parent-style-name="Forestbird3_5f__5f__5f__5f__5f__5f_-title">
      <style:graphic-properties draw:auto-grow-height="true" fo:min-height="2.5cm" loext:decorative="false"/>
      <style:paragraph-properties style:writing-mode="lr-tb"/>
    </style:style>
    <style:style style:name="pr29" style:family="presentation" style:parent-style-name="Forestbird3_5f__5f__5f__5f__5f__5f_-outline1">
      <style:graphic-properties fo:min-height="12cm" loext:decorative="false"/>
      <style:paragraph-properties style:writing-mode="lr-tb"/>
    </style:style>
    <style:style style:name="pr30" style:family="presentation" style:parent-style-name="Forestbird3_5f__5f__5f__5f__5f__5f_-notes">
      <style:graphic-properties draw:fill-color="#ffffff" draw:auto-grow-height="true" fo:min-height="14cm" loext:decorative="false"/>
      <style:paragraph-properties style:writing-mode="lr-tb"/>
    </style:style>
    <style:style style:name="pr31" style:family="presentation" style:parent-style-name="Forestbird3_5f__5f__5f__5f__5f__5f__5f_-title">
      <style:graphic-properties draw:auto-grow-height="true" fo:min-height="2.5cm" loext:decorative="false"/>
      <style:paragraph-properties style:writing-mode="lr-tb"/>
    </style:style>
    <style:style style:name="pr32" style:family="presentation" style:parent-style-name="Forestbird3_5f__5f__5f__5f__5f__5f__5f_-outline1">
      <style:graphic-properties fo:min-height="12cm" loext:decorative="false"/>
      <style:paragraph-properties style:writing-mode="lr-tb"/>
    </style:style>
    <style:style style:name="pr33" style:family="presentation" style:parent-style-name="Forestbird3_5f__5f__5f__5f__5f__5f__5f_-notes">
      <style:graphic-properties draw:fill-color="#ffffff" draw:auto-grow-height="true" fo:min-height="14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indent="0cm"/>
    </style:style>
    <style:style style:name="T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CIS 103 Fundamentals of Programming</text:p>
          </draw:text-box>
        </draw:frame>
        <draw:frame presentation:style-name="pr2" draw:text-style-name="P1" draw:layer="layout" svg:width="25cm" svg:height="9.5cm" svg:x="1.5cm" svg:y="3.5cm" presentation:class="subtitle" presentation:user-transformed="true">
          <draw:text-box>
            <text:p>Introductions &amp; Syllabus Day</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Overview</text:p>
          </draw:text-box>
        </draw:frame>
        <draw:frame presentation:style-name="pr5" draw:layer="layout" svg:width="25cm" svg:height="9cm" svg:x="1.5cm" svg:y="3.5cm" presentation:class="outline">
          <draw:text-box>
            <text:list text:style-name="L2">
              <text:list-item>
                <text:p>Who Am I?</text:p>
              </text:list-item>
              <text:list-item>
                <text:p>My Journey</text:p>
              </text:list-item>
              <text:list-item>
                <text:p>Teaching Philosophy</text:p>
              </text:list-item>
              <text:list-item>
                <text:p>CIS 103 Information</text:p>
              </text:list-item>
              <text:list-item>
                <text:p>Outside of Teaching</text:p>
              </text:list-item>
              <text:list-item>
                <text:p>Expectations &amp; Support </text:p>
              </text:list-item>
              <text:list-item>
                <text:p>Key Takeaways</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Who Am I?</text:p>
          </draw:text-box>
        </draw:frame>
        <draw:frame presentation:style-name="pr8" draw:layer="layout" svg:width="25cm" svg:height="9cm" svg:x="1.5cm" svg:y="3.5cm" presentation:class="outline">
          <draw:text-box>
            <text:list text:style-name="L2">
              <text:list-item>
                <text:p>Md Ali</text:p>
              </text:list-item>
              <text:list-item>
                <text:p>Background</text:p>
              </text:list-item>
              <text:list-item>
                <text:p>Language Fanatic</text:p>
              </text:list-item>
              <text:list-item>
                <text:p>Passion for Science</text:p>
              </text:list-item>
              <text:list-item>
                <text:p>Role at Olive-Harvey College</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My Journey</text:p>
          </draw:text-box>
        </draw:frame>
        <draw:frame presentation:style-name="pr11" draw:layer="layout" svg:width="25cm" svg:height="9cm" svg:x="1.5cm" svg:y="3.5cm" presentation:class="outline" presentation:user-transformed="true">
          <draw:text-box>
            <text:list text:style-name="L2">
              <text:list-item>
                <text:p>First Generation College Student</text:p>
              </text:list-item>
              <text:list-item>
                <text:p>BS Physics and Applied Math 2019 (TXST) </text:p>
              </text:list-item>
              <text:list-item>
                <text:p>MS Cybersecurity &amp; Digital Forensics 2020 (IIT)</text:p>
              </text:list-item>
              <text:list-item>
                <text:p>MS Computer Science 2022 (IIT)</text:p>
              </text:list-item>
              <text:list-item>
                <text:p>PhD Computer Science Projected in 2025 (Capital Tech)</text:p>
              </text:list-item>
            </text:list>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restbird3_5f_" presentation:presentation-page-layout-name="AL2T1">
        <office:forms form:automatic-focus="false" form:apply-design-mode="false"/>
        <draw:frame presentation:style-name="pr13" draw:layer="layout" svg:width="25cm" svg:height="2.5cm" svg:x="1.5cm" svg:y="0.5cm" presentation:class="title">
          <draw:text-box>
            <text:p>My Journey</text:p>
          </draw:text-box>
        </draw:frame>
        <draw:frame presentation:style-name="pr14" draw:layer="layout" svg:width="25cm" svg:height="9cm" svg:x="1.5cm" svg:y="3.5cm" presentation:class="outline" presentation:user-transformed="true">
          <draw:text-box>
            <text:list text:style-name="L2">
              <text:list-item>
                <text:p>Ethical Hacker (Pentester) in Corporate Environment</text:p>
              </text:list-item>
              <text:list-item>
                <text:p>Teaching Journey</text:p>
                <text:list>
                  <text:list-item>
                    <text:p>Lab Instructor</text:p>
                  </text:list-item>
                  <text:list-item>
                    <text:p>Teaching Assistant</text:p>
                  </text:list-item>
                  <text:list-item>
                    <text:p>Research Assistant </text:p>
                  </text:list-item>
                  <text:list-item>
                    <text:p>Adjunct Professor (IIT and Saint Louis University)</text:p>
                  </text:list-item>
                  <text:list-item>
                    <text:p>Cybersecurity Instructor (ThriveDX Bootcamps)</text:p>
                  </text:list-item>
                  <text:list-item>
                    <text:p>Olive-Harvey College</text:p>
                  </text:list-item>
                </text:list>
              </text:list-item>
            </text:list>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Forestbird3_5f__5f_" presentation:presentation-page-layout-name="AL2T1">
        <office:forms form:automatic-focus="false" form:apply-design-mode="false"/>
        <draw:frame presentation:style-name="pr16" draw:layer="layout" svg:width="25cm" svg:height="2.5cm" svg:x="1.5cm" svg:y="0.5cm" presentation:class="title">
          <draw:text-box>
            <text:p>Teaching Philosophy</text:p>
          </draw:text-box>
        </draw:frame>
        <draw:frame presentation:style-name="pr17" draw:layer="layout" svg:width="25cm" svg:height="9cm" svg:x="1.5cm" svg:y="3.5cm" presentation:class="outline" presentation:user-transformed="true">
          <draw:text-box>
            <text:list text:style-name="L2">
              <text:list-item>
                <text:p>I will be there (in person, emails, zoom, etc.)</text:p>
                <text:list>
                  <text:list-item>
                    <text:p>If I don’t answer within 24 hours, don’t hesitate to reach out again</text:p>
                  </text:list-item>
                </text:list>
              </text:list-item>
              <text:list-item>
                <text:p>Engagement</text:p>
                <text:list>
                  <text:list-item>
                    <text:p>Cameras on, complete polls, participate</text:p>
                  </text:list-item>
                </text:list>
              </text:list-item>
              <text:list-item>
                <text:p>Practical Learning</text:p>
              </text:list-item>
              <text:list-item>
                <text:p>My goals for you and your goals for yourself</text:p>
                <text:list>
                  <text:list-item>
                    <text:p>1<text:span text:style-name="T1">st</text:span> assignment</text:p>
                  </text:list-item>
                </text:list>
              </text:list-item>
            </text:list>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Forestbird3_5f__5f__5f_" presentation:presentation-page-layout-name="AL2T1">
        <office:forms form:automatic-focus="false" form:apply-design-mode="false"/>
        <draw:frame presentation:style-name="pr19" draw:layer="layout" svg:width="25cm" svg:height="2.5cm" svg:x="1.5cm" svg:y="0.5cm" presentation:class="title">
          <draw:text-box>
            <text:p>CIS 103 Fundamentals of Programming</text:p>
          </draw:text-box>
        </draw:frame>
        <draw:frame presentation:style-name="pr20" draw:layer="layout" svg:width="25cm" svg:height="9cm" svg:x="1.5cm" svg:y="3.5cm" presentation:class="outline" presentation:user-transformed="true">
          <draw:text-box>
            <text:list text:style-name="L2">
              <text:list-item>
                <text:p>How to use a language to program a computer for real world problem solving in mathematics, science, business and other fields. The course will feature elements of program design, data types and expressions, procedures and modularity, conditions and loops, data and control structures, development of algorithms, and writing and debugging programs.</text:p>
              </text:list-item>
            </text:list>
          </draw:text-box>
        </draw:frame>
        <presentation:notes draw:style-name="dp2">
          <draw:page-thumbnail draw:style-name="gr1"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CIS 103 Fundamentals of Programming</text:p>
          </draw:text-box>
        </draw:frame>
        <draw:frame presentation:style-name="pr23" draw:layer="layout" svg:width="25cm" svg:height="9cm" svg:x="1.5cm" svg:y="3.5cm" presentation:class="outline" presentation:user-transformed="true">
          <draw:text-box>
            <text:list text:style-name="L2">
              <text:list-item>
                <text:p>Textbook</text:p>
                <text:list>
                  <text:list-item>
                    <text:p>Programming Logic and Design by Joyce Farrell 10<text:span text:style-name="T1">th</text:span> Edition</text:p>
                  </text:list-item>
                </text:list>
              </text:list-item>
              <text:list-item>
                <text:p>Meeting Times (Zoom)</text:p>
                <text:list>
                  <text:list-item>
                    <text:p>Friday 1800-1940 (Class)</text:p>
                  </text:list-item>
                  <text:list-item>
                    <text:p>Saturday 1000-1140 (Lab)</text:p>
                  </text:list-item>
                </text:list>
              </text:list-item>
              <text:list-item>
                <text:p>Access</text:p>
                <text:list>
                  <text:list-item>
                    <text:p>Brightspace</text:p>
                  </text:list-item>
                  <text:list-item>
                    <text:p text:style-name="P3">Github</text:p>
                  </text:list-item>
                </text:list>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Outside of Teaching</text:p>
          </draw:text-box>
        </draw:frame>
        <draw:frame presentation:style-name="pr23" draw:layer="layout" svg:width="25cm" svg:height="9cm" svg:x="1.5cm" svg:y="3.5cm" presentation:class="outline" presentation:user-transformed="true">
          <draw:text-box>
            <text:list text:style-name="L2">
              <text:list-item>
                <text:p>Traveling </text:p>
              </text:list-item>
              <text:list-item>
                <text:p>Language Learning </text:p>
              </text:list-item>
              <text:list-item>
                <text:p>Contribution to Open Source Software</text:p>
              </text:list-item>
              <text:list-item>
                <text:p>Coding Projects</text:p>
              </text:list-item>
              <text:list-item>
                <text:p>Cybersecurity Podcast </text:p>
              </text:list-item>
            </text:list>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Forestbird3_5f__5f__5f__5f__5f_" presentation:presentation-page-layout-name="AL2T1">
        <office:forms form:automatic-focus="false" form:apply-design-mode="false"/>
        <draw:frame presentation:style-name="pr25" draw:layer="layout" svg:width="25cm" svg:height="2.5cm" svg:x="1.5cm" svg:y="0.5cm" presentation:class="title">
          <draw:text-box>
            <text:p>Expectations &amp; Support</text:p>
          </draw:text-box>
        </draw:frame>
        <draw:frame presentation:style-name="pr26" draw:layer="layout" svg:width="25cm" svg:height="9cm" svg:x="1.5cm" svg:y="3.5cm" presentation:class="outline" presentation:user-transformed="true">
          <draw:text-box>
            <text:list text:style-name="L2">
              <text:list-item>
                <text:p>Participation</text:p>
              </text:list-item>
              <text:list-item>
                <text:p>Effort (Personal Story)</text:p>
              </text:list-item>
              <text:list-item>
                <text:p>Office Hours (TBD)</text:p>
              </text:list-item>
              <text:list-item>
                <text:p>Feedback</text:p>
              </text:list-item>
              <text:list-item>
                <text:p>Resources</text:p>
              </text:list-item>
              <text:list-item>
                <text:p>I will be there for your success</text:p>
              </text:list-item>
            </text:list>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Forestbird3_5f__5f__5f__5f__5f__5f_" presentation:presentation-page-layout-name="AL2T1">
        <office:forms form:automatic-focus="false" form:apply-design-mode="false"/>
        <draw:frame presentation:style-name="pr28" draw:layer="layout" svg:width="25cm" svg:height="2.5cm" svg:x="1.5cm" svg:y="0.5cm" presentation:class="title">
          <draw:text-box>
            <text:p>Key Takeaways</text:p>
          </draw:text-box>
        </draw:frame>
        <draw:frame presentation:style-name="pr29" draw:layer="layout" svg:width="25cm" svg:height="9cm" svg:x="1.5cm" svg:y="3.5cm" presentation:class="outline" presentation:user-transformed="true">
          <draw:text-box>
            <text:list text:style-name="L2">
              <text:list-item>
                <text:p>“Be happy, but never satisfied” – Bruce Lee</text:p>
              </text:list-item>
              <text:list-item>
                <text:p>Remember, I will be there for you and support your goals</text:p>
              </text:list-item>
              <text:list-item>
                <text:p>Keep Trying</text:p>
                <text:list>
                  <text:list-item>
                    <text:p>You will fail 100 times over, but it really matters about the 1 time you succeed. </text:p>
                  </text:list-item>
                  <text:list-item>
                    <text:p>Effort is key, not just in this course but in life.</text:p>
                  </text:list-item>
                </text:list>
              </text:list-item>
            </text:list>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Forestbird3_5f__5f__5f__5f__5f__5f__5f_" presentation:presentation-page-layout-name="AL2T1">
        <office:forms form:automatic-focus="false" form:apply-design-mode="false"/>
        <draw:frame presentation:style-name="pr31" draw:layer="layout" svg:width="25cm" svg:height="2.5cm" svg:x="1.5cm" svg:y="0.5cm" presentation:class="title">
          <draw:text-box>
            <text:p>Contact Information</text:p>
          </draw:text-box>
        </draw:frame>
        <draw:frame presentation:style-name="pr32" draw:layer="layout" svg:width="25cm" svg:height="9cm" svg:x="1.5cm" svg:y="3.5cm" presentation:class="outline" presentation:user-transformed="true">
          <draw:text-box>
            <text:list text:style-name="L2">
              <text:list-item>
                <text:p>mali220@ccc.edu</text:p>
              </text:list-item>
              <text:list-item>
                <text:p><text:a xlink:href="https://www.linkedin.com/in/md-aliev" xlink:type="simple">https://www.linkedin.com/in/md-aliev</text:a></text:p>
              </text:list-item>
              <text:list-item>
                <text:p><text:a xlink:href="https://www.alihmd.com/" xlink:type="simple">https://www.alihmd.com</text:a></text:p>
              </text:list-item>
              <text:list-item>
                <text:p><text:a xlink:href="https://github.com/xXxSpicyBoiiixXx" xlink:type="simple">https://github.com/xXxSpicyBoiiixXx</text:a></text:p>
              </text:list-item>
            </text:list>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background" style:display-name="Forestbird3_____-background" style:family="presentation">
      <style:graphic-properties draw:stroke="none" draw:fill="none" style:repeat="stretch"/>
      <style:text-properties style:letter-kerning="true"/>
    </style:style>
    <style:style style:name="Forestbird3_5f__5f__5f__5f__5f_-backgroundobjects" style:display-name="Forestbird3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notes" style:display-name="Forestbird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outline1" style:display-name="Forestbird3_____-outline1" style:family="presentation">
      <style:graphic-properties draw:stroke="none" draw:fill="none" draw:auto-grow-height="false" draw:fit-to-size="false" style:shrink-to-fit="true">
        <text:list-style style:name="Forestbird3_5f__5f__5f__5f__5f_-outline1" style:display-name="Forestbird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outline2" style:display-name="Forestbird3_____-outline2" style:family="presentation" style:parent-style-name="Forestbird3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outline3" style:display-name="Forestbird3_____-outline3" style:family="presentation" style:parent-style-name="Forestbird3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outline4" style:display-name="Forestbird3_____-outline4" style:family="presentation" style:parent-style-name="Forestbird3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outline5" style:display-name="Forestbird3_____-outline5" style:family="presentation" style:parent-style-name="Forestbird3_5f__5f__5f__5f__5f_-outline4">
      <style:paragraph-properties fo:margin-left="0cm" fo:margin-right="0cm" fo:margin-top="0.074cm" fo:margin-bottom="0cm" fo:text-indent="0cm"/>
    </style:style>
    <style:style style:name="Forestbird3_5f__5f__5f__5f__5f_-outline6" style:display-name="Forestbird3_____-outline6" style:family="presentation" style:parent-style-name="Forestbird3_5f__5f__5f__5f__5f_-outline5"/>
    <style:style style:name="Forestbird3_5f__5f__5f__5f__5f_-outline7" style:display-name="Forestbird3_____-outline7" style:family="presentation" style:parent-style-name="Forestbird3_5f__5f__5f__5f__5f_-outline6"/>
    <style:style style:name="Forestbird3_5f__5f__5f__5f__5f_-outline8" style:display-name="Forestbird3_____-outline8" style:family="presentation" style:parent-style-name="Forestbird3_5f__5f__5f__5f__5f_-outline7"/>
    <style:style style:name="Forestbird3_5f__5f__5f__5f__5f_-outline9" style:display-name="Forestbird3_____-outline9" style:family="presentation" style:parent-style-name="Forestbird3_5f__5f__5f__5f__5f_-outline8"/>
    <style:style style:name="Forestbird3_5f__5f__5f__5f__5f_-subtitle" style:display-name="Forestbird3_____-subtitle" style:family="presentation">
      <style:graphic-properties draw:stroke="none" draw:fill="none" draw:textarea-vertical-align="middle">
        <text:list-style style:name="Forestbird3_5f__5f__5f__5f__5f_-subtitle" style:display-name="Forestbird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title" style:display-name="Forestbird3_____-title" style:family="presentation">
      <style:graphic-properties draw:stroke="none" draw:fill="none" draw:textarea-vertical-align="middle">
        <text:list-style style:name="Forestbird3_5f__5f__5f__5f__5f_-title" style:display-name="Forestbird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background" style:display-name="Forestbird3______-background" style:family="presentation">
      <style:graphic-properties draw:stroke="none" draw:fill="none" style:repeat="stretch"/>
      <style:text-properties style:letter-kerning="true"/>
    </style:style>
    <style:style style:name="Forestbird3_5f__5f__5f__5f__5f__5f_-backgroundobjects" style:display-name="Forestbird3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notes" style:display-name="Forestbird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outline1" style:display-name="Forestbird3______-outline1" style:family="presentation">
      <style:graphic-properties draw:stroke="none" draw:fill="none" draw:auto-grow-height="false" draw:fit-to-size="false" style:shrink-to-fit="true">
        <text:list-style style:name="Forestbird3_5f__5f__5f__5f__5f__5f_-outline1" style:display-name="Forestbird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outline2" style:display-name="Forestbird3______-outline2" style:family="presentation" style:parent-style-name="Forestbird3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outline3" style:display-name="Forestbird3______-outline3" style:family="presentation" style:parent-style-name="Forestbird3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outline4" style:display-name="Forestbird3______-outline4" style:family="presentation" style:parent-style-name="Forestbird3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outline5" style:display-name="Forestbird3______-outline5" style:family="presentation" style:parent-style-name="Forestbird3_5f__5f__5f__5f__5f__5f_-outline4">
      <style:paragraph-properties fo:margin-left="0cm" fo:margin-right="0cm" fo:margin-top="0.074cm" fo:margin-bottom="0cm" fo:text-indent="0cm"/>
    </style:style>
    <style:style style:name="Forestbird3_5f__5f__5f__5f__5f__5f_-outline6" style:display-name="Forestbird3______-outline6" style:family="presentation" style:parent-style-name="Forestbird3_5f__5f__5f__5f__5f__5f_-outline5"/>
    <style:style style:name="Forestbird3_5f__5f__5f__5f__5f__5f_-outline7" style:display-name="Forestbird3______-outline7" style:family="presentation" style:parent-style-name="Forestbird3_5f__5f__5f__5f__5f__5f_-outline6"/>
    <style:style style:name="Forestbird3_5f__5f__5f__5f__5f__5f_-outline8" style:display-name="Forestbird3______-outline8" style:family="presentation" style:parent-style-name="Forestbird3_5f__5f__5f__5f__5f__5f_-outline7"/>
    <style:style style:name="Forestbird3_5f__5f__5f__5f__5f__5f_-outline9" style:display-name="Forestbird3______-outline9" style:family="presentation" style:parent-style-name="Forestbird3_5f__5f__5f__5f__5f__5f_-outline8"/>
    <style:style style:name="Forestbird3_5f__5f__5f__5f__5f__5f_-subtitle" style:display-name="Forestbird3______-subtitle" style:family="presentation">
      <style:graphic-properties draw:stroke="none" draw:fill="none" draw:textarea-vertical-align="middle">
        <text:list-style style:name="Forestbird3_5f__5f__5f__5f__5f__5f_-subtitle" style:display-name="Forestbird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title" style:display-name="Forestbird3______-title" style:family="presentation">
      <style:graphic-properties draw:stroke="none" draw:fill="none" draw:textarea-vertical-align="middle">
        <text:list-style style:name="Forestbird3_5f__5f__5f__5f__5f__5f_-title" style:display-name="Forestbird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background" style:display-name="Forestbird3_______-background" style:family="presentation">
      <style:graphic-properties draw:stroke="none" draw:fill="none" style:repeat="stretch"/>
      <style:text-properties style:letter-kerning="true"/>
    </style:style>
    <style:style style:name="Forestbird3_5f__5f__5f__5f__5f__5f__5f_-backgroundobjects" style:display-name="Forestbird3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notes" style:display-name="Forestbird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outline1" style:display-name="Forestbird3_______-outline1" style:family="presentation">
      <style:graphic-properties draw:stroke="none" draw:fill="none" draw:auto-grow-height="false" draw:fit-to-size="false" style:shrink-to-fit="true">
        <text:list-style style:name="Forestbird3_5f__5f__5f__5f__5f__5f__5f_-outline1" style:display-name="Forestbird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outline2" style:display-name="Forestbird3_______-outline2" style:family="presentation" style:parent-style-name="Forestbird3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outline3" style:display-name="Forestbird3_______-outline3" style:family="presentation" style:parent-style-name="Forestbird3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outline4" style:display-name="Forestbird3_______-outline4" style:family="presentation" style:parent-style-name="Forestbird3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outline5" style:display-name="Forestbird3_______-outline5" style:family="presentation" style:parent-style-name="Forestbird3_5f__5f__5f__5f__5f__5f__5f_-outline4">
      <style:paragraph-properties fo:margin-left="0cm" fo:margin-right="0cm" fo:margin-top="0.074cm" fo:margin-bottom="0cm" fo:text-indent="0cm"/>
    </style:style>
    <style:style style:name="Forestbird3_5f__5f__5f__5f__5f__5f__5f_-outline6" style:display-name="Forestbird3_______-outline6" style:family="presentation" style:parent-style-name="Forestbird3_5f__5f__5f__5f__5f__5f__5f_-outline5"/>
    <style:style style:name="Forestbird3_5f__5f__5f__5f__5f__5f__5f_-outline7" style:display-name="Forestbird3_______-outline7" style:family="presentation" style:parent-style-name="Forestbird3_5f__5f__5f__5f__5f__5f__5f_-outline6"/>
    <style:style style:name="Forestbird3_5f__5f__5f__5f__5f__5f__5f_-outline8" style:display-name="Forestbird3_______-outline8" style:family="presentation" style:parent-style-name="Forestbird3_5f__5f__5f__5f__5f__5f__5f_-outline7"/>
    <style:style style:name="Forestbird3_5f__5f__5f__5f__5f__5f__5f_-outline9" style:display-name="Forestbird3_______-outline9" style:family="presentation" style:parent-style-name="Forestbird3_5f__5f__5f__5f__5f__5f__5f_-outline8"/>
    <style:style style:name="Forestbird3_5f__5f__5f__5f__5f__5f__5f_-subtitle" style:display-name="Forestbird3_______-subtitle" style:family="presentation">
      <style:graphic-properties draw:stroke="none" draw:fill="none" draw:textarea-vertical-align="middle">
        <text:list-style style:name="Forestbird3_5f__5f__5f__5f__5f__5f__5f_-subtitle" style:display-name="Forestbird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title" style:display-name="Forestbird3_______-title" style:family="presentation">
      <style:graphic-properties draw:stroke="none" draw:fill="none" draw:textarea-vertical-align="middle">
        <text:list-style style:name="Forestbird3_5f__5f__5f__5f__5f__5f__5f_-title" style:display-name="Forestbird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3_5f__5f_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3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Forestbird3_5f__5f__5f__5f__5f__5f_-backgroundobjects">
      <style:graphic-properties draw:stroke="none" draw:fill="none" draw:fill-color="#ffffff" draw:auto-grow-height="false" fo:min-height="1.449cm" loext:decorative="false"/>
      <style:paragraph-properties style:writing-mode="lr-tb"/>
    </style:style>
    <style:style style:name="Mpr30" style:family="presentation" style:parent-style-name="Forestbird3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Forestbird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restbird3_5f__5f__5f__5f__5f__5f__5f_-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restbird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Forestbird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 style:display-name="Forestbird3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title" draw:layer="backgroundobjects" svg:width="25cm" svg:height="2.5cm" svg:x="1.5cm" svg:y="0.5cm" presentation:class="title" presentation:placeholder="true">
        <draw:text-box/>
      </draw:frame>
      <draw:frame presentation:style-name="Forestbird3_5f__5f_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title" draw:layer="backgroundobjects" svg:width="17cm" svg:height="9.56cm" svg:x="2cm" svg:y="2.5cm" presentation:class="page"/>
        <draw:frame presentation:style-name="Forestbird3_5f_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 style:display-name="Forestbird3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title" draw:layer="backgroundobjects" svg:width="25cm" svg:height="2.5cm" svg:x="1.5cm" svg:y="0.5cm" presentation:class="title" presentation:placeholder="true">
        <draw:text-box/>
      </draw:frame>
      <draw:frame presentation:style-name="Forestbird3_5f__5f__5f__5f__5f__5f_-outline1" draw:layer="backgroundobjects" svg:width="25cm" svg:height="9cm" svg:x="1.5cm" svg:y="3.5cm" presentation:class="outline" presentation:placeholder="true">
        <draw:text-box/>
      </draw:frame>
      <draw:frame presentation:style-name="Mpr29" draw:text-style-name="MP2" draw:layer="backgroundobjects" svg:width="6.523cm" svg:height="1.086cm" svg:x="1.4cm" svg:y="14.348cm" presentation:class="date-time">
        <draw:text-box>
          <text:p text:style-name="MP1"><text:span text:style-name="MT1"><presentation:date-time/></text:span></text:p>
        </draw:text-box>
      </draw:frame>
      <draw:frame presentation:style-name="Mpr29" draw:text-style-name="MP9" draw:layer="backgroundobjects" svg:width="8.875cm" svg:height="1.086cm" svg:x="9.576cm" svg:y="14.348cm" presentation:class="footer">
        <draw:text-box>
          <text:p text:style-name="MP5"><text:span text:style-name="MT1"><presentation:footer/></text:span></text:p>
        </draw:text-box>
      </draw:frame>
      <draw:frame presentation:style-name="Mpr29"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title" draw:layer="backgroundobjects" svg:width="17cm" svg:height="9.56cm" svg:x="2cm" svg:y="2.5cm" presentation:class="page"/>
        <draw:frame presentation:style-name="Forestbird3_5f__5f_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 style:display-name="Forestbird3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title" draw:layer="backgroundobjects" svg:width="25cm" svg:height="2.5cm" svg:x="1.5cm" svg:y="0.5cm" presentation:class="title" presentation:placeholder="true">
        <draw:text-box/>
      </draw:frame>
      <draw:frame presentation:style-name="Forestbird3_5f__5f__5f__5f__5f__5f__5f_-outline1" draw:layer="backgroundobjects" svg:width="25cm" svg:height="9cm" svg:x="1.5cm" svg:y="3.5cm" presentation:class="outline" presentation:placeholder="true">
        <draw:text-box/>
      </draw:frame>
      <draw:frame presentation:style-name="Mpr32" draw:text-style-name="MP2" draw:layer="backgroundobjects" svg:width="6.523cm" svg:height="1.086cm" svg:x="1.4cm" svg:y="14.348cm" presentation:class="date-time">
        <draw:text-box>
          <text:p text:style-name="MP1"><text:span text:style-name="MT1"><presentation:date-time/></text:span></text:p>
        </draw:text-box>
      </draw:frame>
      <draw:frame presentation:style-name="Mpr32" draw:text-style-name="MP9" draw:layer="backgroundobjects" svg:width="8.875cm" svg:height="1.086cm" svg:x="9.576cm" svg:y="14.348cm" presentation:class="footer">
        <draw:text-box>
          <text:p text:style-name="MP5"><text:span text:style-name="MT1"><presentation:footer/></text:span></text:p>
        </draw:text-box>
      </draw:frame>
      <draw:frame presentation:style-name="Mpr32"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title" draw:layer="backgroundobjects" svg:width="17cm" svg:height="9.56cm" svg:x="2cm" svg:y="2.5cm" presentation:class="page"/>
        <draw:frame presentation:style-name="Forestbird3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1:06:37.878125143</meta:creation-date>
    <meta:editing-duration>PT19M5S</meta:editing-duration>
    <meta:editing-cycles>3</meta:editing-cycles>
    <meta:generator>LibreOffice/24.2.5.2$Linux_X86_64 LibreOffice_project/d6e8b0f3fc6e8af2b00cf4969fd0d2fa45b9a62e</meta:generator>
    <dc:title>Forestbird</dc:title>
    <dc:date>2024-08-21T12:43:13.719064629</dc:date>
    <meta:document-statistic meta:object-count="731"/>
  </office:meta>
</office:document-meta>
</file>